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4</text:p>
      <text:p text:style-name="Author">Frank McPherson</text:p>
      <text:p text:style-name="Date">Thu, 01 Jun 2023 13:11:43 GMT</text:p>
      <text:h text:style-name="Heading_20_1" text:outline-level="1">April 2023</text:h>
      <text:h text:style-name="Heading_20_2" text:outline-level="2">April 28</text:h>
      <text:h text:style-name="Heading_20_3" text:outline-level="3">I am starting to question the value of using FeedLand. The lag with updating the HackerNews firehose is one thing, but in quick comparison to my instance of River5, I think River5 performs better, of course I am not sharing it with anyone else so that would be a big reason.</text:h>
      <text:h text:style-name="Heading_20_2" text:outline-level="2">April 27</text:h>
      <text:h text:style-name="Heading_20_3" text:outline-level="3">Starting to notice that FeedLand’s feed updating is getting behind or not running at all. For example, the HackerNews Firehose feed doesn’t update at all until I force FeedLand to check it.</text:h>
      <text:h text:style-name="Heading_20_2" text:outline-level="2">April 26</text:h>
      <text:h text:style-name="Heading_20_3" text:outline-level="3">I am interested in <text:a xlink:type="simple" xlink:href="http://scripting.com/2023/04/26.html#a141004" office:name=""><text:span text:style-name="Definition">what Dave is doing with the chatbot</text:span></text:a> that is based on a large language model built using just his writing. It’s a sophisticated index of his own right that makes what appears to be a great personal search engine. I would love to have the same thing but suspect it will cost too much. Daytona was providing this for me, but that broken from this site and thus my new writing.</text:h>
      <text:h text:style-name="Heading_20_2" text:outline-level="2">April 11</text:h>
      <text:h text:style-name="Heading_20_3" text:outline-level="3">United States Idolatry</text:h>
      <text:h text:style-name="Heading_20_4" text:outline-level="4">The second paragraph of <text:a xlink:type="simple" xlink:href="https://www.archives.gov/founding-docs/declaration-transcript" office:name=""><text:span text:style-name="Definition">the Declaration of Independence</text:span></text:a> starts, “We hold these truths to be self-evident…” and goes on to enumerate the unalienable rights of life, liberty, and pursuit of happiness. I think because Jefferson says they are “endowed by their Creator” many think this to be a theological statement as much as a declaration. I have yet to find any scripture that has Jesus talking about rights, he preached about deeper things like love.</text:h>
      <text:h text:style-name="Heading_20_4" text:outline-level="4">Surely the existence of the rights Jefferson enumerated is not the only truth that is self evident, there are other perennial truths that should be self evident, but we spend too little time to understand them. One such truth, that Jesus clearly knew, is that violence begets more violence. Peace through violence, <text:a xlink:type="simple" xlink:href="https://www.history.com/news/pax-romana-roman-empire-peace-augustus" office:name=""><text:span text:style-name="Definition">Pax Romana</text:span></text:a>, does not last because it doesn’t change anybody, it just eliminates “troublemakers” so that a select few (those with the bigger weapons) can enjoy some peace. So long as violence is embraced their will never be true peace, violence begets more violence.</text:h>
      <text:h text:style-name="Heading_20_4" text:outline-level="4">The second amendment to the U.S. Constitution enshrines violence in our founding document. For too many today, many of whom claim to be Christian, the second amendment is a religion, and like most religions it is not to be questioned. Truth is, religions create idols, and guns (particularly AK47s) are the idol of the American Civil and Christian religion. The reality of this should be self evident to anyone with the eyes to see what is going on around us. The fact that any questioning of the second amendment is heresy is clear evidence of how it has become a religion.</text:h>
      <text:h text:style-name="Heading_20_4" text:outline-level="4">Christians and Jews who have spent any time with scripture know why idolatry is so bad. Idols do not last and worse, belief and loyalty to idols is what gives them power. The evil in the world that convinces us that violence is the norm of civilization gets its power from the belief that violence is the norm and there is nothing that can be done about it. It’s true, we alone cannot overcome violence.</text:h>
      <text:h text:style-name="Heading_20_4" text:outline-level="4">This past Friday Christians observed Good Friday, the day on which its founder, Jesus the Christ, was crucified by the state and religious authorities. I don’t know how any Christian who accepts the reality of that event can come to any other conclusion other than Jesus was a pacifist. John writes about Pilate’s interrogation of Jesus, and in his answer to Pilate’s question of whether he is king of the Jews (John 18:33), Jesus says, “My kingdom is not of this world. If it were, my servants would fight to prevent my arrest by the Jewish leaders. But now my kingdom is from another place.” (John 18:36). If Jesus’ kingdom, which he called the kingdom of God or the reign of God, where like this world, our world, then the answer would be violence, but the only violence on that day was afflicted on Jesus.</text:h>
      <text:h text:style-name="Heading_20_4" text:outline-level="4">Anyone with eyes, ears, and a conscious knows that things are very, very wrong in the United States. For most it’s self evident that things cannot continue has they are, and yet we feel helpless to do anything to fix the problems. I submit that helplessness you feel is the self evident sign of idolatry. Yes, violence is part of the world, that is the self evident truth scripture tells in <text:a xlink:type="simple" xlink:href="https://www.biblegateway.com/passage/?search=Genesis%204&amp;version=NRSVUE" office:name=""><text:span text:style-name="Definition">the story of Cain murdering Abel</text:span></text:a>, which by the way is the first time the word sin appears in scripture. Whether or not one is religious, it is self evident to those not caught up in the thrall of the U.S. idol that more violence will not stop the killings.</text:h>
      <text:h text:style-name="Heading_20_4" text:outline-level="4">Unless and until those in the United States understand how we have turned the second amendment in to a religion that cannot be questioned, and made guns our idol, nothing will change. You might be an originalist who believes the plain language of the amendment endows the right to everyone to carry a weapon and that may even be right, but that does not mean the founders were enlightened enough to understand violence. You might be a fundamentalist who uses words of scripture to support your loyalty to the idol, but not know Jesus or Christ Crucified. In fact, your loyalty to the idol denies the Cross and all that Jesus taught. You might claim the label Christian, but you are not following Jesus.</text:h>
      <text:h text:style-name="Heading_20_2" text:outline-level="2">April 10</text:h>
      <text:h text:style-name="Heading_20_3" text:outline-level="3">Let’s see whether I can embedded a Mastodon toot. Works <text:a xlink:type="simple" xlink:href="https://github.com/scripting/drummerSupport/issues/186" office:name=""><text:span text:style-name="Definition">as specified</text:span></text:a>.</text:h>
      <text:h text:style-name="Heading_20_3" text:outline-level="3"><text:a xlink:type="simple" xlink:href="http://projects.frankm.info" office:name=""><text:span text:style-name="Definition">I installed</text:span></text:a> Proxmox on the Beelink U59 Pro over the weekend, then migrated some containers, including the LXQT container I use as my personal remote desktop during the work day. The net result after migration is that I now have four times faster Internet access due to the container running on a host with a wired ethernet connection rather than a bridged wireless connection. Surprised to find that the Speedometer and JetStream benchmarks in Chrome running on the container are on par with Chrome running on my work PC. Overall I have improved my work day Internet access.</text:h>
      <text:h text:style-name="Heading_20_2" text:outline-level="2">April 7</text:h>
      <text:h text:style-name="Heading_20_3" text:outline-level="3">Turns out that I didn’t need to do anything “extra” to be able to run graphical Linux apps on Windows 11 after installing WSL. One thing I did have to do to make it work was add Hyper-V as a feature as it was not enabled by default, nor enabled when you run wsl –install. After this all I had to do is run install an app like gedit. An icon is even added to the Windows 11 start menu and you can launch apps without having to previously start WSL.</text:h>
      <text:h text:style-name="Heading_20_3" text:outline-level="3">Just realized, before I install Proxmox on that Beelink I should check out <text:a xlink:type="simple" xlink:href="https://www.howtogeek.com/744328/how-to-install-the-windows-subsystem-for-linux-on-windows-11/" office:name=""><text:span text:style-name="Definition">WSL</text:span></text:a>, and in particular the ability to run graphical Linux apps.</text:h>
      <text:h text:style-name="Heading_20_3" text:outline-level="3">Don’t know why, but for some reason, I find editing a outline in Drummer that is served by pagePark to be very satisfying. I can keep the rendered version of the outline open in a tab while editing it in Drummer and instantly see the changes without having to do any builds or updates. It jut works!</text:h>
      <text:h text:style-name="Heading_20_3" text:outline-level="3">I am going to start my next personal <text:a xlink:type="simple" xlink:href="http://projects.frankm.info" office:name=""><text:span text:style-name="Definition">tech project</text:span></text:a> of building a new Proxmox host using the Beelink U59.</text:h>
      <text:h text:style-name="Heading_20_3" text:outline-level="3">I have a virtual machine on my Macbook Air M1 that runs the ARM version of Windows 11, and I decided to try running Geekbench on it but found that the “native” Windows version does not run. I did run the browser benchmarks and notice that Edge performance is 3x faster than Chrome, suggesting that Edge on this version of Windows 11 is native ARM whereas the version of Chrome is probably being translated in some way.</text:h>
      <text:h text:style-name="Heading_20_3" text:outline-level="3">PC Performance Benchmarking</text:h>
      <text:h text:style-name="Heading_20_4" text:outline-level="4">I recently obtained a new PC, the Beelink U59, and to get an idea of how well it performs in comparison to other computers I downloaded and ran <text:a xlink:type="simple" xlink:href="https://browser.geekbench.com/user/120423" office:name=""><text:span text:style-name="Definition">Geekbench V6</text:span></text:a>. The Macbook M1 is my highend computer that is magnitudes faster than my work computer and the new Beelink. The Beelink only has an Intel Celeron processor and costs magnitudes less than the Macbook, so this is not a surprise.</text:h>
      <text:h text:style-name="Heading_20_4" text:outline-level="4">I’ve been using Geekbench since Version 4, so you can see the differences in the benchmarking between versions. The compute score for the Macbook M1 increased slightly from Version 5 to 6 (18737 to 20207), but the compute score for my HP EliteBook 745 G6 went down from 8246 to 6531. Regardless of the actual numbers, they support my actual experience that the computer I use most each day for work (the HP) is magnitudes slower than my personal computer. (I wish my employer would provide a VM that I could run on the Macbook, I would probably enjoy that much more than using the HP.)</text:h>
      <text:h text:style-name="Heading_20_4" text:outline-level="4">While Geekbench does CPU and Compute benchmarking, I like to do browser performance benchmarking because I mostly use web apps and thus feel these benchmarks might give me a better indication of the performance that I will see. The <text:a xlink:type="simple" xlink:href="https://browserbench.org" office:name=""><text:span text:style-name="Definition">browser benchmarks</text:span></text:a> provide me some interesting stories.</text:h>
      <text:h text:style-name="Heading_20_4" text:outline-level="4">For example, using Chrome on Windows 11, the Beelink U59 browser performance is better than on my work computer that has an Intel I5 processor. What really surprises me is how bad Chrome on the Pixelbook performs, it is worse by a large margin. The other thing I learned is that Chrome is faster than Firebox.</text:h>
      <text:h text:style-name="Heading_20_2" text:outline-level="2">April 6</text:h>
      <text:h text:style-name="Heading_20_3" text:outline-level="3">Good point being made <text:a xlink:type="simple" xlink:href="https://memex.naughtons.org/wednesday-5-april-2023/37843/" office:name=""><text:span text:style-name="Definition">here</text:span></text:a> about the idea that large language models like chatGPT “hallucinates.” The program doesn’t hallucinates, it get things wrong, and therefore we need to be skeptical about it’s answers. The problem is that skepticism is work that many do not want to do.</text:h>
      <text:h text:style-name="Heading_20_2" text:outline-level="2">April 5</text:h>
      <text:h text:style-name="Heading_20_3" text:outline-level="3">Switched to using Chrome on my LXQT container and it at least loads my feed and lets me use the link blogging feature. Not sure why it’s “hanging” in Firefox and running fine in Chrome. Also surprised to find that Chrome seems to run faster.</text:h>
      <text:h text:style-name="Heading_20_3" text:outline-level="3">Dave <text:a xlink:type="simple" xlink:href="http://scripting.com/2023/04/05.html#a164206" office:name=""><text:span text:style-name="Definition">has released</text:span></text:a> the “link blogging” feature to FeedLand, which is kinda working for me, although it seems to generate socket errors whenever I try to manually write something to my feed. The feature is also not working in Firefox on my LXQT container desktop. Cannot use this for the Links tab here because that requires a JSON version of the feed.</text:h>
      <text:h text:style-name="Heading_20_2" text:outline-level="2">April 4</text:h>
      <text:h text:style-name="Heading_20_3" text:outline-level="3">Yesterday I received the Beelink U59 that I recently ordered, which intend to use as a Proxmox host. It comes with Windows 11 Pro pre-installed, so for the moment I am checking out Windows 11. I’ve set up connecting via RDP and the display quality degrades over time, perhaps due to network connectivity. Not sure what to think.</text:h>
      <text:h text:style-name="Heading_20_2" text:outline-level="2">April 3</text:h>
      <text:h text:style-name="Heading_20_3" text:outline-level="3">Reading <text:a xlink:type="simple" xlink:href="https://fediversereport.com/talking-fediverse-at-fediforum/" office:name=""><text:span text:style-name="Definition">a summary</text:span></text:a> of a virtual conference regarding the Fediverse. I seem to have a limit on the number of social networks that can hold my interest. Long ago I stopped checking in on Twitter regularly, I think mostly because of the sheer volume of posts, but I kept the Twitter app and used it whenever an “event’ occurred, like New Years Eve. I check in on Facebook once a day to see what my friends are doing, I check micro.blog once a day to see what’s new in that community, and I check Instagram more often. I created an account on TWiT’s Mastodon server, but so far I’ve handled it like Twitter.</text:h>
      <text:h text:style-name="Heading_20_3" text:outline-level="3">It appears that Dave is thinking about how to revive the links function here using Feedland. I need to keep an eye on this.</text:h>
      <text:h text:style-name="Heading_20_3" text:outline-level="3">It’s April! With Daytona no longer working, my month end process here has become simpler.</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04</dc:title>
    <dc:description/>
    <dc:subject/>
    <meta:keyword/>
    <meta:initial-creator>Frank McPherson</meta:initial-creator>
    <dc:creator>Frank McPherson</dc:creator>
    <meta:creation-date>2024-03-12T19:38:42Z</meta:creation-date>
    <dc:date>2024-03-12T19:38:42Z</dc:date>
    <meta:user-defined meta:name="date" meta:value-type="string">Thu, 01 Jun 2023 13:11:43 GMT</meta:user-defined>
  </office:meta>
</office:document-meta>
</file>